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f94" officeooo:paragraph-rsid="001f4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of Empirical Mode Decomposition filters to reduce the Baseline wander noise of an ECG real time signal.</text:p>
      <text:p text:style-name="P1"/>
      <text:p text:style-name="P1">1.Introduction</text:p>
      <text:p text:style-name="P1">1.1 Theory</text:p>
      <text:p text:style-name="P1">1.2 State of the art</text:p>
      <text:p text:style-name="P1">1.3 Literature gap</text:p>
      <text:p text:style-name="P1"/>
      <text:p text:style-name="P1">2. Methods</text:p>
      <text:p text:style-name="P1">2.1 Algorithm C++ implementation</text:p>
      <text:p text:style-name="P1">2.2 Sequence diagram</text:p>
      <text:p text:style-name="P1">2.3 Class diagram</text:p>
      <text:p text:style-name="P1"/>
      <text:p text:style-name="P1">3.Results</text:p>
      <text:p text:style-name="P1">3.1 Verification of code</text:p>
      <text:p text:style-name="P1">3.1.1 Constant impulse test </text:p>
      <text:p text:style-name="P1">3.1.2 Constant ECG test</text:p>
      <text:p text:style-name="P1">3.1.3 Real time ECG test</text:p>
      <text:p text:style-name="P1"/>
      <text:p text:style-name="P1">4 Future Work</text:p>
      <text:p text:style-name="P1"/>
      <text:p text:style-name="P1">5. Discussion</text:p>
      <text:p text:style-name="P1"/>
      <text:p text:style-name="P1">6. Re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8:14:19.743729952</meta:creation-date>
    <dc:date>2018-01-08T18:20:48.531869001</dc:date>
    <meta:editing-duration>PT6M29S</meta:editing-duration>
    <meta:editing-cycles>1</meta:editing-cycles>
    <meta:document-statistic meta:table-count="0" meta:image-count="0" meta:object-count="0" meta:page-count="1" meta:paragraph-count="17" meta:word-count="66" meta:character-count="405" meta:non-whitespace-character-count="355"/>
    <meta:generator>LibreOffice/5.1.6.2$Linux_X86_64 LibreOffice_project/10m0$Build-2</meta:generator>
  </office:meta>
</office:document-meta>
</file>